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8000000782833C689997B1483.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Calibri" fo:font-size="13.5pt" fo:font-weight="bold" style:font-size-asian="13.5pt" style:font-weight-asian="bold" style:font-name-complex="Calibri" style:font-size-complex="13.5pt" style:font-weight-complex="bold"/>
    </style:style>
    <style:style style:name="P4" style:family="paragraph" style:parent-style-name="Standard">
      <style:paragraph-properties fo:margin-top="0cm" fo:margin-bottom="0.423cm" loext:contextual-spacing="false" fo:text-align="justify" style:justify-single-word="false"/>
    </style:style>
    <style:style style:name="P5" style:family="paragraph" style:parent-style-name="Standard">
      <style:paragraph-properties fo:margin-left="0.953cm" fo:margin-right="0cm" fo:margin-top="0cm" fo:margin-bottom="0.423cm" loext:contextual-spacing="false" fo:text-align="justify" style:justify-single-word="false" fo:text-indent="-0.635cm" style:auto-text-indent="false">
        <style:tab-stops>
          <style:tab-stop style:position="0.953cm"/>
        </style:tab-stops>
      </style:paragraph-properties>
    </style:style>
    <style:style style:name="P6" style:family="paragraph" style:parent-style-name="Standard">
      <style:paragraph-properties fo:margin-left="0.635cm" fo:margin-right="0cm" fo:margin-top="0cm" fo:margin-bottom="0.423cm" loext:contextual-spacing="false" fo:text-align="justify" style:justify-single-word="false" fo:text-indent="0.318cm" style:auto-text-indent="false"/>
    </style:style>
    <style:style style:name="P7" style:family="paragraph" style:parent-style-name="Standard">
      <style:paragraph-properties fo:margin-top="0cm" fo:margin-bottom="0.212cm" loext:contextual-spacing="false" fo:text-align="justify" style:justify-single-word="false"/>
    </style:style>
    <style:style style:name="P8" style:family="paragraph" style:parent-style-name="Standard" style:master-page-name="Standard">
      <style:paragraph-properties fo:text-align="justify" style:justify-single-word="false" style:page-number="auto">
        <style:tab-stops>
          <style:tab-stop style:position="0.635cm"/>
        </style:tab-stops>
      </style:paragraph-properties>
    </style:style>
    <style:style style:name="P9" style:family="paragraph" style:parent-style-name="Standard" style:list-style-name="WW8Num33">
      <style:paragraph-properties fo:margin-left="0.953cm" fo:margin-right="0cm" fo:margin-top="0cm" fo:margin-bottom="0.423cm" loext:contextual-spacing="false" fo:text-align="justify" style:justify-single-word="false" fo:text-indent="-0.635cm" style:auto-text-indent="false">
        <style:tab-stops>
          <style:tab-stop style:position="0.953cm"/>
        </style:tab-stops>
      </style:paragraph-properties>
    </style:style>
    <style:style style:name="P10" style:family="paragraph" style:parent-style-name="Standard" style:list-style-name="WW8Num33">
      <style:paragraph-properties fo:margin-left="0.953cm" fo:margin-right="0cm" fo:margin-top="0cm" fo:margin-bottom="0.423cm" loext:contextual-spacing="false" fo:text-align="justify" style:justify-single-word="false" fo:text-indent="-0.635cm" style:auto-text-indent="false">
        <style:tab-stops>
          <style:tab-stop style:position="0.953cm"/>
        </style:tab-stops>
      </style:paragraph-properties>
      <style:text-properties style:font-name="Calibri" style:font-name-complex="Calibri"/>
    </style:style>
    <style:style style:name="P11" style:family="paragraph" style:parent-style-name="Standard" style:list-style-name="WW8Num33">
      <style:paragraph-properties fo:margin-left="0.953cm" fo:margin-right="0cm" fo:margin-top="0cm" fo:margin-bottom="0.423cm" loext:contextual-spacing="false" fo:text-align="justify" style:justify-single-word="false" fo:text-indent="-0.635cm" style:auto-text-indent="false">
        <style:tab-stops>
          <style:tab-stop style:position="0.953cm"/>
        </style:tab-stops>
      </style:paragraph-properties>
      <style:text-properties style:font-name="Calibri" officeooo:paragraph-rsid="001f29fe" style:font-name-complex="Calibri"/>
    </style:style>
    <style:style style:name="P12" style:family="paragraph" style:parent-style-name="Standard" style:list-style-name="WW8Num33">
      <style:paragraph-properties fo:margin-left="0.953cm" fo:margin-right="0cm" fo:margin-top="0cm" fo:margin-bottom="0.423cm" loext:contextual-spacing="false" fo:text-align="justify" style:justify-single-word="false" fo:text-indent="-0.635cm" style:auto-text-indent="false">
        <style:tab-stops>
          <style:tab-stop style:position="0.953cm"/>
        </style:tab-stops>
      </style:paragraph-properties>
      <style:text-properties style:font-name="Calibri" officeooo:rsid="001fe3a5" officeooo:paragraph-rsid="001fe3a5" style:font-name-complex="Calibri"/>
    </style:style>
    <style:style style:name="P13" style:family="paragraph" style:parent-style-name="Standard" style:list-style-name="WW8Num33">
      <style:paragraph-properties fo:margin-left="0.953cm" fo:margin-right="0cm" fo:text-align="justify" style:justify-single-word="false" fo:text-indent="-0.635cm" style:auto-text-indent="false">
        <style:tab-stops>
          <style:tab-stop style:position="0.953cm"/>
        </style:tab-stops>
      </style:paragraph-properties>
      <style:text-properties style:font-name="Calibri" style:font-name-complex="Calibri"/>
    </style:style>
    <style:style style:name="P14" style:family="paragraph" style:parent-style-name="Standard" style:list-style-name="WW8Num33">
      <style:paragraph-properties fo:margin-left="0.953cm" fo:margin-right="0cm" fo:text-align="justify" style:justify-single-word="false" fo:text-indent="-0.635cm" style:auto-text-indent="false">
        <style:tab-stops>
          <style:tab-stop style:position="0.953cm"/>
        </style:tab-stops>
      </style:paragraph-properties>
      <style:text-properties style:font-name="Calibri" officeooo:rsid="00231351" officeooo:paragraph-rsid="00231351" style:font-name-complex="Calibri"/>
    </style:style>
    <style:style style:name="P15" style:family="paragraph" style:parent-style-name="Standard">
      <style:paragraph-properties fo:margin-top="0cm" fo:margin-bottom="0.212cm" loext:contextual-spacing="false" fo:text-align="justify" style:justify-single-word="false"/>
      <style:text-properties style:font-name="Calibri" fo:font-size="6pt" style:font-size-asian="6pt" style:font-name-complex="Calibri" style:font-size-complex="6pt"/>
    </style:style>
    <style:style style:name="P16" style:family="paragraph">
      <loext:graphic-properties draw:fill="none" draw:fill-color="#ffffff"/>
      <style:paragraph-properties fo:text-align="center" style:writing-mode="lr-tb"/>
    </style:style>
    <style:style style:name="P17" style:family="paragraph">
      <style:paragraph-properties fo:text-align="center" style:writing-mode="lr-tb"/>
    </style:style>
    <style:style style:name="P18" style:family="paragraph">
      <loext:graphic-properties draw:fill="solid" draw:fill-color="#ffffff"/>
      <style:paragraph-properties fo:text-align="center" style:writing-mode="lr-tb"/>
    </style:style>
    <style:style style:name="T1" style:family="text">
      <style:text-properties style:font-name="Calibri" fo:font-size="10pt" style:font-size-asian="10pt" style:font-name-complex="Calibri" style:font-size-complex="10pt"/>
    </style:style>
    <style:style style:name="T2" style:family="text">
      <style:text-properties style:font-name="Calibri" fo:font-size="13.5pt" fo:font-weight="bold" style:font-size-asian="13.5pt" style:font-weight-asian="bold" style:font-name-complex="Calibri" style:font-size-complex="13.5pt" style:font-weight-complex="bold"/>
    </style:style>
    <style:style style:name="T3" style:family="text">
      <style:text-properties style:font-name="Calibri" fo:font-size="13.5pt" fo:language="en" fo:country="US" fo:font-weight="bold" style:font-size-asian="13.5pt" style:font-weight-asian="bold" style:font-name-complex="Calibri" style:font-size-complex="13.5pt" style:font-weight-complex="bold"/>
    </style:style>
    <style:style style:name="T4" style:family="text">
      <style:text-properties style:font-name="Calibri" style:font-name-complex="Calibri"/>
    </style:style>
    <style:style style:name="T5" style:family="text">
      <style:text-properties style:font-name="Calibri" officeooo:rsid="001f29fe" style:font-name-complex="Calibri"/>
    </style:style>
    <style:style style:name="T6" style:family="text">
      <style:text-properties style:font-name="Calibri" officeooo:rsid="00231351" style:font-name-complex="Calibri"/>
    </style:style>
    <style:style style:name="T7" style:family="text">
      <style:text-properties style:font-name="Calibri" fo:letter-spacing="-0.004cm" style:font-name-complex="Calibri"/>
    </style:style>
    <style:style style:name="T8" style:family="text">
      <style:text-properties style:font-name="Calibri" fo:font-style="italic" style:font-style-asian="italic" style:font-name-complex="Calibri"/>
    </style:style>
    <style:style style:name="T9" style:family="text">
      <style:text-properties style:font-name="Calibri" style:text-underline-style="solid" style:text-underline-width="auto" style:text-underline-color="font-color" style:font-name-complex="Calibri"/>
    </style:style>
    <style:style style:name="T10" style:family="text">
      <style:text-properties style:font-name="Calibri" fo:language="none" fo:country="none" style:language-asian="none" style:country-asian="none" style:font-name-complex="Calibri"/>
    </style:style>
    <style:style style:name="T11" style:family="text">
      <style:text-properties fo:color="#999999" style:font-name="Arial Black" fo:font-size="30pt" fo:language="de" fo:country="DE" fo:font-style="italic" style:font-name-asian="Times New Roman" style:font-size-asian="30pt" style:font-style-asian="italic" style:font-name-complex="Arial Black" style:font-size-complex="30pt" style:language-complex="ar" style:country-complex="SA"/>
    </style:style>
    <style:style style:name="T12" style:family="text">
      <style:text-properties style:use-window-font-color="true" style:font-name="Courier New" fo:font-size="30pt" fo:language="de" fo:country="DE" fo:font-weight="bold" style:font-name-asian="Times New Roman" style:font-size-asian="30pt" style:font-weight-asian="bold" style:font-name-complex="Courier New" style:font-size-complex="30pt" style:language-complex="ar" style:country-complex="SA"/>
    </style:style>
    <style:style style:name="T13" style:family="text">
      <style:text-properties fo:color="#999999" style:font-name="Arial Black" fo:font-size="30pt" fo:language="en" fo:country="GB" fo:font-style="italic" style:font-name-asian="Times New Roman" style:font-size-asian="30pt" style:font-style-asian="italic" style:font-name-complex="Arial Black" style:font-size-complex="30pt" style:language-complex="ar" style:country-complex="SA"/>
    </style:style>
    <style:style style:name="T14" style:family="text">
      <style:text-properties style:use-window-font-color="true" style:font-name="Courier New" fo:font-size="30pt" fo:language="en" fo:country="GB" fo:font-weight="bold" style:font-name-asian="Times New Roman" style:font-size-asian="30pt" style:font-weight-asian="bold" style:font-name-complex="Courier New" style:font-size-complex="3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808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26cm" svg:stroke-color="#969696" draw:stroke-linejoin="miter" svg:stroke-linecap="square" draw:fill="solid" draw:fill-color="#ffffff" draw:textarea-horizontal-align="justify" draw:textarea-vertical-align="top" draw:auto-grow-height="false" draw:auto-grow-width="true" fo:min-width="5.782cm" fo:padding-top="0.03cm" fo:padding-bottom="0.127cm" fo:padding-left="0.254cm" fo:padding-right="0.254cm" fo:wrap-option="no-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true" fo:min-width="5.084cm" fo:padding-top="0.127cm" fo:padding-bottom="0.127cm" fo:padding-left="0.254cm" fo:padding-right="0.254cm" fo:wrap-option="no-wrap" draw:shadow-color="#808080" style:run-through="foreground"/>
    </style:style>
    <style:style style:name="gr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solid" svg:stroke-width="0.026cm" svg:stroke-color="#969696" draw:stroke-linejoin="miter" svg:stroke-linecap="square" draw:fill="solid" draw:fill-color="#ffffff" draw:textarea-horizontal-align="justify" draw:textarea-vertical-align="top" draw:auto-grow-height="false" draw:auto-grow-width="true" fo:min-width="7.061cm" fo:padding-top="0.03cm" fo:padding-bottom="0.127cm" fo:padding-left="0.254cm" fo:padding-right="0.254cm" fo:wrap-option="no-wrap" draw:shadow-color="#808080" style:run-through="foreground"/>
    </style:style>
    <style:style style:name="gr7" style:family="graphic">
      <style:graphic-properties draw:stroke="solid" svg:stroke-width="0.026cm" svg:stroke-color="#969696" draw:stroke-linejoin="miter" svg:stroke-linecap="square" draw:fill="solid" draw:fill-color="#ffffff" draw:textarea-horizontal-align="justify" draw:textarea-vertical-align="top" draw:auto-grow-height="false" draw:auto-grow-width="true" fo:min-width="5.999cm" fo:padding-top="0.03cm" fo:padding-bottom="0.127cm" fo:padding-left="0.254cm" fo:padding-right="0.254cm" fo:wrap-option="no-wrap" draw:shadow-color="#808080" style:run-through="foreground"/>
    </style:style>
    <style:style style:name="gr8"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true" fo:min-width="3.179cm" fo:padding-top="0.127cm" fo:padding-bottom="0.127cm" fo:padding-left="0.254cm" fo:padding-right="0.254cm" fo:wrap-option="no-wrap" draw:shadow-color="#808080" style:run-through="foreground"/>
    </style:style>
    <style:style style:name="gr9" style:family="graphic">
      <style:graphic-properties draw:stroke="solid" svg:stroke-width="0.026cm" svg:stroke-color="#969696" draw:stroke-linejoin="miter" svg:stroke-linecap="square" draw:fill="solid" draw:fill-color="#ffffff" draw:textarea-horizontal-align="justify" draw:textarea-vertical-align="top" draw:auto-grow-height="false" draw:auto-grow-width="true" fo:min-width="8.356cm" fo:padding-top="0.03cm" fo:padding-bottom="0.127cm" fo:padding-left="0.254cm" fo:padding-right="0.254cm" fo:wrap-option="no-wrap" draw:shadow-color="#808080" style:run-through="foreground"/>
    </style:style>
    <style:style style:name="gr1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true" fo:min-width="3.814cm" fo:padding-top="0.127cm" fo:padding-bottom="0.127cm" fo:padding-left="0.254cm" fo:padding-right="0.254cm" fo:wrap-option="no-wrap" draw:shadow-color="#808080" style:run-through="foreground"/>
    </style:style>
    <style:style style:name="gr1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true" fo:min-width="2.544cm" fo:padding-top="0.127cm" fo:padding-bottom="0.127cm" fo:padding-left="0.254cm" fo:padding-right="0.254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4.<text:tab/>Die </text:span><text:span text:style-name="T3">Structured Query Language</text:span><text:span text:style-name="T2"> (SQL) entdecken</text:span></text:p>
      <text:p text:style-name="P3"/>
      <text:p text:style-name="P4"><text:span text:style-name="T4">Mit der Structured Query Language (SQL) lassen sich Anfragen zu einer nahezu beliebigen Kombination von in einer Datenbank gespeicherten Informationen formulieren. Das Datenbankmanagementsystem (DBMS) wertet Anfragen aus und liefert entsprechende Ergebnismengen. Auch die Abfragemasken von Anmelde-, Einkauf- und Ausgabe-Bereich arbeiten im </text:span><text:span text:style-name="T7">Hintergrund mit SQL-Anfragen, die mit den Einträgen in den Eingabefeldern generiert werden – davon merken die Benutzer allerdings nichts!</text:span></text:p>
      <text:list xml:id="list138904088" text:style-name="WW8Num33">
        <text:list-item>
          <text:p text:style-name="P9"><text:span text:style-name="T4">Lassen Sie die </text:span><text:span text:style-name="T8">VideoCenter</text:span><text:span text:style-name="T4">-Datenbank verschiedene Suchanfragen nach Kunden und Videos beantworten und vergleichen Sie die über den Ergebnistabellen stehenden SQL-Anfragen. Bringen Sie dann mit Hilfe der beobachteten SQL-Anfragen die folgenden die Bestandteile einer SQL-Anfrage in die richtige Reihenfolge.</text:span></text:p>
        </text:list-item>
      </text:list>
      <text:p text:style-name="P6"><text:span text:style-name="T9">Speichern Sie</text:span><text:span text:style-name="T4"> die fertige Datei so, dass Sie Ihre Lösung dem Kurs vorstellen können.</text:span></text:p>
      <text:p text:style-name="P7"><text:span text:style-name="T10"><draw:g text:anchor-type="as-char" svg:y="0cm" draw:z-index="0" draw:style-name="gr1"><draw:rect draw:style-name="gr2" draw:text-style-name="P16" svg:width="15.876cm" svg:height="12.701cm" svg:x="0cm" svg:y="0cm"><text:p/></draw:rect><draw:frame draw:style-name="gr3" draw:text-style-name="P18" svg:width="6.291cm" svg:height="1.588cm" svg:x="8.289cm" svg:y="5.715cm"><draw:text-box><text:p text:style-name="P17"><text:span text:style-name="T11">Tabelle(n)</text:span></text:p></draw:text-box></draw:frame><draw:frame draw:style-name="gr4" draw:text-style-name="P18" svg:width="5.592cm" svg:height="1.44cm" svg:x="9.537cm" svg:y="3.175cm"><draw:text-box><text:p text:style-name="P17"><text:span text:style-name="T12">ORDER BY</text:span></text:p></draw:text-box></draw:frame><draw:frame draw:style-name="gr5" draw:text-style-name="P18" svg:width="4.128cm" svg:height="1.44cm" svg:x="2.858cm" svg:y="6.033cm"><draw:text-box><text:p text:style-name="P17"><text:span text:style-name="T12">LIMIT</text:span></text:p></draw:text-box></draw:frame><draw:frame draw:style-name="gr6" draw:text-style-name="P18" svg:width="7.57cm" svg:height="1.548cm" svg:x="0.328cm" svg:y="3.173cm"><draw:text-box><text:p text:style-name="P17"><text:span text:style-name="T11">max. Anzahl</text:span></text:p></draw:text-box></draw:frame><draw:frame draw:style-name="gr7" draw:text-style-name="P18" svg:width="6.508cm" svg:height="1.65cm" svg:x="7.313cm" svg:y="0.316cm"><draw:text-box><text:p text:style-name="P17"><text:span text:style-name="T13">Attribut(e)</text:span></text:p></draw:text-box></draw:frame><draw:frame draw:style-name="gr8" draw:text-style-name="P18" svg:width="3.687cm" svg:height="1.444cm" svg:x="0.647cm" svg:y="0.318cm"><draw:text-box><text:p text:style-name="P17"><text:span text:style-name="T12">WHERE</text:span></text:p></draw:text-box></draw:frame><draw:frame draw:style-name="gr9" draw:text-style-name="P18" svg:width="8.864cm" svg:height="1.588cm" svg:x="6.678cm" svg:y="8.255cm"><draw:text-box><text:p text:style-name="P17"><text:span text:style-name="T11">Bedingung(en)</text:span></text:p></draw:text-box></draw:frame><draw:frame draw:style-name="gr10" draw:text-style-name="P18" svg:width="4.322cm" svg:height="1.44cm" svg:x="0.965cm" svg:y="8.255cm"><draw:text-box><text:p text:style-name="P17"><text:span text:style-name="T12">SELECT</text:span></text:p></draw:text-box></draw:frame><draw:frame draw:style-name="gr11" draw:text-style-name="P18" svg:width="3.052cm" svg:height="1.44cm" svg:x="11.125cm" svg:y="10.478cm"><draw:text-box><text:p text:style-name="P17"><text:span text:style-name="T14">FROM</text:span></text:p></draw:text-box></draw:frame><draw:frame draw:style-name="gr7" draw:text-style-name="P18" svg:width="6.508cm" svg:height="1.555cm" svg:x="0.646cm" svg:y="10.476cm"><draw:text-box><text:p text:style-name="P17"><text:span text:style-name="T13">Attribut(e)</text:span></text:p></draw:text-box></draw:frame></draw:g></text:span><text:span text:style-name="T4"><text:line-break/></text:span><text:span text:style-name="T5">SELECT, Attribrut(e), FROM, Tabelle(n), WHERE, Bedingung(en), ORDER BY, Attribut(e), LIMIT, max. Anzahl</text:span></text:p>
      <text:p text:style-name="P15"/>
      <text:list xml:id="list171757938862567" text:continue-numbering="true" text:style-name="WW8Num33">
        <text:list-item>
          <text:p text:style-name="P11">Wie werden mehrere Suchkriterien miteinander verknüpft? </text:p>
          <text:p text:style-name="P12">[condition] and [condition] </text:p>
          <text:p text:style-name="P12"><text:soft-page-break/>[condition] or [condition]</text:p>
        </text:list-item>
        <text:list-item>
          <text:p text:style-name="P10">Welche Auswirkung hat der SQL-Befehl LIMIT? </text:p>
        </text:list-item>
      </text:list>
      <text:p text:style-name="P5"><text:span text:style-name="T4"><text:tab/></text:span><text:span text:style-name="T6">Begrenzt die Anzahl maximal zurückgegebener Einträge.</text:span></text:p>
      <text:list xml:id="list171757273234157" text:continue-numbering="true" text:style-name="WW8Num33">
        <text:list-item>
          <text:p text:style-name="P13">Klicken Sie in einer Ergebnismenge auf verschiedene Spaltenköpfe. <text:line-break/>Durch welchen SQL-Befehl wird das Sortieren der Ergebnismenge gesteuert? </text:p>
          <text:p text:style-name="P13"/>
          <text:p text:style-name="P14">ORDER BY [attribut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1.129cm" fo:margin-bottom="0.635cm" loext:contextual-spacing="false" fo:keep-with-next="always"/>
      <style:text-properties fo:color="#003366" style:font-name="Tahoma" fo:font-family="Tahoma" style:font-family-generic="swiss" style:font-pitch="variable"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style:font-name="Tahoma" fo:font-family="Tahoma" style:font-family-generic="swiss" style:font-pitch="variable" fo:font-size="14pt" style:font-size-asian="14pt" style:font-name-complex="Arial1" style:font-family-complex="Arial" style:font-family-generic-complex="swiss" style:font-pitch-complex="variable" style:font-size-complex="13pt" style:font-weight-complex="bold"/>
    </style:style>
    <style:style style:name="Schluesselwort" style:family="paragraph" style:parent-style-name="Standard">
      <style:paragraph-properties fo:margin-top="0.212cm" fo:margin-bottom="0.212cm" loext:contextual-spacing="false"/>
      <style:text-properties fo:font-variant="small-caps" fo:color="#003366" fo:font-weight="bold" style:font-weight-asian="bold"/>
    </style:style>
    <style:style style:name="Code" style:family="paragraph" style:parent-style-name="Standard">
      <style:paragraph-properties fo:margin-top="0.212cm" fo:margin-bottom="0.212cm" loext:contextual-spacing="false"/>
      <style:text-properties fo:color="#333333"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176cm" fo:margin-bottom="0.176cm" loext:contextual-spacing="false" fo:orphans="0" fo:widows="0" fo:text-indent="0cm" style:auto-text-indent="false"/>
      <style:text-properties style:font-name-asian="Calibri" style:font-family-asian="Calibri" style:font-family-generic-asian="swiss" style:font-pitch-asian="variable" style:font-size-complex="10pt"/>
    </style:style>
    <style:style style:name="WW8Num1z0" style:family="text"/>
    <style:style style:name="WW8Num2z0"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style style:name="WW8Num32z0" style:family="text"/>
    <style:style style:name="WW8Num33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35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5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9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5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5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5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3" text:style-name="WW8Num2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0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0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0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0"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Calibri" fo:font-size="10pt" style:font-size-asian="10pt" style:font-name-complex="Calibri" style:font-size-complex="10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3cm" fo:margin-bottom="0.736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68cm" fo:margin-left="0cm" fo:margin-right="0cm" fo:margin-bottom="3.069cm" style:dynamic-spacing="true"/>
      </style:header-style>
      <style:footer-style>
        <style:header-footer-properties fo:min-height="0.215cm" fo:margin-left="0cm" fo:margin-right="0cm" fo:margin-top="0.116cm" style:dynamic-spacing="true"/>
      </style:footer-style>
    </style:page-layout>
  </office:automatic-styles>
  <office:master-styles>
    <style:master-page style:name="Standard" style:page-layout-name="Mpm1">
      <style:header>
        <text:p text:style-name="MP1"><draw:frame draw:style-name="Mfr1" draw:name="Bild1" text:anchor-type="as-char" svg:width="15.871cm" svg:height="2.438cm" draw:z-index="2"><draw:image xlink:href="Pictures/1000000000000258000000782833C689997B1483.jpg" xlink:type="simple" xlink:show="embed" xlink:actuate="onLoad" loext:mime-type="image/jpeg"/></draw:frame></text:p>
      </style:header>
      <style:footer>
        <text:p text:style-name="MP2"><text:a xlink:type="simple" xlink:href="http://videocenter.schule.de/" text:style-name="Internet_20_link" text:visited-style-name="Visited_20_Internet_20_Link"><text:span text:style-name="Internet_20_link"><text:span text:style-name="MT1">http://videocenter.schule.de</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 1: Modellierung zu verwaltender Daten</dc:title>
    <dc:subject/>
    <meta:keyword/>
    <meta:creation-date>2021-04-15T21:14:24.106000000</meta:creation-date>
    <dc:date>2021-04-22T17:17:55.679000000</dc:date>
    <meta:print-date>2012-07-10T22:23:00</meta:print-date>
    <meta:editing-cycles>5</meta:editing-cycles>
    <meta:editing-duration>PT1H37M16S</meta:editing-duration>
    <meta:generator>LibreOffice/6.1.3.2$Windows_X86_64 LibreOffice_project/86daf60bf00efa86ad547e59e09d6bb77c699acb</meta:generator>
    <meta:document-statistic meta:table-count="0" meta:image-count="1" meta:object-count="0" meta:page-count="2" meta:paragraph-count="14" meta:word-count="180" meta:character-count="1429" meta:non-whitespace-character-count="1258"/>
  </office:meta>
</office:document-meta>
</file>